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rected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0.000136" calcext:value-type="float">
            <text:p>0.000136</text:p>
          </table:table-cell>
          <table:table-cell table:formula="of:=([.B4]-[.B3])/([.C4]-[.C3])" office:value-type="float" office:value="0.0283305455949709" calcext:value-type="float">
            <text:p>0.0283305456</text:p>
          </table:table-cell>
          <table:table-cell table:formula="of:=[.B4]-[.D3]*[.C4]" office:value-type="float" office:value="0.00399614704579909" calcext:value-type="float">
            <text:p>0.003996147</text:p>
          </table:table-cell>
          <table:table-cell table:formula="of:=[.$D$3]*[.C3]+[.$E$3]" office:value-type="float" office:value="0.00400000000000001" calcext:value-type="float">
            <text:p>0.00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21.0375" calcext:value-type="float">
            <text:p>21.0375</text:p>
          </table:table-cell>
          <table:table-cell table:number-columns-repeated="2"/>
          <table:table-cell table:formula="of:=[.$D$3]*[.C4]+[.$E$3]"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23:23:01.866508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Asanza</meta:initial-creator>
    <meta:creation-date>2014-04-19T14:38:05.920684673</meta:creation-date>
    <dc:date>2014-09-24T23:23:07.736929313</dc:date>
    <meta:editing-duration>PT1H22M28S</meta:editing-duration>
    <meta:editing-cycles>5</meta:editing-cycles>
    <meta:generator>LibreOffice/4.2.6.3$Linux_X86_64 LibreOffice_project/420m0$Build-3</meta:generator>
    <meta:document-statistic meta:table-count="1" meta:cell-count="13" meta:object-count="0"/>
  </office:meta>
</office:document-meta>
</file>